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653" officeooo:paragraph-rsid="0005f653"/>
    </style:style>
    <style:style style:name="P2" style:family="paragraph" style:parent-style-name="Standard">
      <style:text-properties officeooo:rsid="0006a6b7" officeooo:paragraph-rsid="0006a6b7"/>
    </style:style>
    <style:style style:name="P3" style:family="paragraph" style:parent-style-name="Standard">
      <style:text-properties officeooo:rsid="00083bd0" officeooo:paragraph-rsid="00083bd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<text:span text:style-name="T1">th</text:span> December</text:p>
      <text:p text:style-name="P1"/>
      <text:p text:style-name="P1">To do : </text:p>
      <text:p text:style-name="P1"/>
      <text:p text:style-name="P1">Python Processing of Images</text:p>
      <text:p text:style-name="P1"/>
      <text:p text:style-name="P1">Tutorial : <text:a xlink:type="simple" xlink:href="http://cbio.ensmp.fr/~nvaroquaux/formations/scipy-lecture-notes/index.html" text:style-name="Internet_20_link" text:visited-style-name="Visited_20_Internet_20_Link">http://cbio.ensmp.fr/~nvaroquaux/formations/scipy-lecture-notes/index.html</text:a></text:p>
      <text:p text:style-name="P1"/>
      <text:p text:style-name="P1"/>
      <text:p text:style-name="P2">Segmentation of Images</text:p>
      <text:p text:style-name="P2"/>
      <text:p text:style-name="P2"><text:a xlink:type="simple" xlink:href="http://www.ics.uci.edu/~dramanan/teaching/ics273a_winter08/projects/avim_report.pdf" text:style-name="Internet_20_link" text:visited-style-name="Visited_20_Internet_20_Link">http://www.ics.uci.edu/~dramanan/teaching/ics273a_winter08/projects/avim_report.pdf</text:a></text:p>
      <text:p text:style-name="P2"/>
      <text:p text:style-name="P2">Four methods: </text:p>
      <text:p text:style-name="P2">Expected maximization</text:p>
      <text:p text:style-name="P2">Normalized cuts</text:p>
      <text:p text:style-name="P2">K means </text:p>
      <text:p text:style-name="P2">Grouping Algorithm</text:p>
      <text:p text:style-name="P2"/>
      <text:p text:style-name="P3">Tutorials for Open CV in python</text:p>
      <text:p text:style-name="P3"/>
      <text:p text:style-name="P3"><text:a xlink:type="simple" xlink:href="http://opencv-python-tutroals.readthedocs.org/en/latest/py_tutorials/py_setup/py_setup_in_windows/py_setup_in_windows.html" text:style-name="Internet_20_link" text:visited-style-name="Visited_20_Internet_20_Link">http://opencv-python-tutroals.readthedocs.org/en/latest/py_tutorials/py_setup/py_setup_in_windows/py_setup_in_windows.html</text:a></text:p>
      <text:p text:style-name="P3"/>
      <text:p text:style-name="P3">Libraries for Image Processing</text:p>
      <text:p text:style-name="P3"/>
      <text:p text:style-name="P3">opencv</text:p>
      <text:p text:style-name="P3">SimpleCV</text:p>
      <text:p text:style-name="P3">numpy</text:p>
      <text:p text:style-name="P3">scipy</text:p>
      <text:p text:style-name="P3">scikit-learn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3:29:06.089297585</meta:creation-date>
    <dc:date>2014-12-17T14:22:13.472267808</dc:date>
    <meta:editing-duration>PT7M46S</meta:editing-duration>
    <meta:editing-cycles>1</meta:editing-cycles>
    <meta:document-statistic meta:table-count="0" meta:image-count="0" meta:object-count="0" meta:page-count="1" meta:paragraph-count="19" meta:word-count="42" meta:character-count="533" meta:non-whitespace-character-count="507"/>
    <meta:generator>LibreOffice/4.3.3.2$Linux_X86_64 LibreOffice_project/430m0$Build-2</meta:generator>
  </office:meta>
</office:document-meta>
</file>